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Listener.sessionDestroyed( HttpSessionEvent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Listener.getAll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Listener.sessionCreated( HttpSessionEvent 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